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3.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5.77cm" fo:min-width="3.112cm"/>
    </style:style>
    <style:style style:name="gr4" style:family="graphic" style:parent-style-name="standard">
      <style:graphic-properties draw:textarea-horizontal-align="justify" draw:textarea-vertical-align="middle" draw:auto-grow-height="false" fo:min-height="0.863cm" fo:min-width="3.112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4cm" svg:x="3.101cm" svg:y="1.001cm">
          <text:p text:style-name="P1">R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9cm" svg:height="3.4cm" svg:x="12.8cm" svg:y="1cm">
          <text:p text:style-name="P1">Timekeep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8cm" svg:y1="4.5cm" svg:x2="10.2cm" svg:y2="7.6cm">
          <text:p/>
        </draw:line>
        <draw:line draw:style-name="gr2" draw:text-style-name="P1" draw:layer="layout" svg:x1="5.1cm" svg:y1="4.4cm" svg:x2="10.2cm" svg:y2="7.6cm">
          <text:p/>
        </draw:line>
        <draw:g>
          <draw:custom-shape draw:style-name="gr3" draw:text-style-name="P1" draw:layer="layout" svg:width="3.9cm" svg:height="6.5cm" svg:x="8.2cm" svg:y="7.5cm">
            <text:p text:style-name="P1">Fill in </text:p>
            <text:p text:style-name="P1">signing-on</text:p>
            <text:p text:style-name="P1"><text:s/>sheet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1" draw:layer="layout" svg:width="3.9cm" svg:height="1.201cm" svg:x="8.2cm" svg:y="12.7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" draw:layer="layout" svg:width="5.7cm" svg:height="2.384cm" svg:x="13.1cm" svg:y="5.4cm">
          <draw:text-box>
            <text:p>Watch Time &amp; Ride Time, Event Date, Event Code</text:p>
          </draw:text-box>
        </draw:frame>
        <draw:frame draw:style-name="gr6" draw:layer="layout" svg:width="4cm" svg:height="1.673cm" svg:x="3.3cm" svg:y="5.527cm">
          <draw:text-box>
            <text:p>Name, Club &amp; Age</text:p>
          </draw:text-box>
        </draw:frame>
        <draw:custom-shape draw:style-name="gr1" draw:text-style-name="P1" draw:layer="layout" svg:width="3.9cm" svg:height="3.4cm" svg:x="8.1cm" svg:y="17.5cm">
          <text:p text:style-name="P1">Racing</text:p>
          <text:p text:style-name="P1">Secretary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1cm" svg:y1="14cm" svg:x2="10.1cm" svg:y2="17.5cm">
          <text:p/>
        </draw:line>
        <draw:frame draw:style-name="gr7" draw:layer="layout" svg:width="4.4cm" svg:height="2.384cm" svg:x="10.4cm" svg:y="14.6cm">
          <draw:text-box>
            <text:p>Completed signing-on she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7:35:19.751000000</meta:creation-date>
    <meta:generator>LibreOffice/4.3.2.2$Windows_x86 LibreOffice_project/edfb5295ba211bd31ad47d0bad0118690f76407d</meta:generator>
    <dc:date>2014-10-24T21:39:07.618000000</dc:date>
    <meta:editing-duration>PT9M24S</meta:editing-duration>
    <meta:editing-cycles>2</meta:editing-cycles>
    <meta:document-statistic meta:object-count="12"/>
  </office:meta>
</office:document-meta>
</file>